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paragraph-rsid="000fbb6e"/>
    </style:style>
    <style:style style:name="P2" style:family="paragraph" style:parent-style-name="Text_20_body">
      <style:text-properties officeooo:paragraph-rsid="000fbb6e"/>
    </style:style>
    <style:style style:name="P3" style:family="paragraph" style:parent-style-name="Text_20_body">
      <style:text-properties fo:color="#000000" loext:opacity="100%" officeooo:paragraph-rsid="000fbb6e" fo:background-color="#ff0000"/>
    </style:style>
    <style:style style:name="P4" style:family="paragraph" style:parent-style-name="Text_20_body">
      <style:text-properties officeooo:paragraph-rsid="000fbb6e" fo:background-color="#ff0000"/>
    </style:style>
    <style:style style:name="P5" style:family="paragraph" style:parent-style-name="Text_20_body">
      <style:text-properties officeooo:paragraph-rsid="000fbb6e" fo:background-color="transparent"/>
    </style:style>
    <style:style style:name="P6" style:family="paragraph" style:parent-style-name="Text_20_body">
      <style:text-properties officeooo:paragraph-rsid="0018413d"/>
    </style:style>
    <style:style style:name="P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9" style:family="paragraph" style:parent-style-name="Heading_20_1">
      <style:text-properties officeooo:paragraph-rsid="000fbb6e"/>
    </style:style>
    <style:style style:name="P10" style:family="paragraph" style:parent-style-name="Heading_20_1">
      <style:text-properties officeooo:paragraph-rsid="000ffbb3"/>
    </style:style>
    <style:style style:name="P11" style:family="paragraph" style:parent-style-name="Heading_20_1">
      <style:text-properties officeooo:paragraph-rsid="00119a1d"/>
    </style:style>
    <style:style style:name="P12" style:family="paragraph" style:parent-style-name="Heading_20_1">
      <style:text-properties officeooo:paragraph-rsid="00167265"/>
    </style:style>
    <style:style style:name="T1" style:family="text">
      <style:text-properties officeooo:rsid="000fbb6e"/>
    </style:style>
    <style:style style:name="T2" style:family="text">
      <style:text-properties officeooo:rsid="000ffbb3"/>
    </style:style>
    <style:style style:name="T3" style:family="text">
      <style:text-properties fo:background-color="#ff0000" loext:char-shading-value="0"/>
    </style:style>
    <style:style style:name="T4" style:family="text">
      <style:text-properties officeooo:rsid="00119a1d"/>
    </style:style>
    <style:style style:name="T5" style:family="text">
      <style:text-properties officeooo:rsid="00167265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Obsah: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Obsah:</text:p>
          </text:index-title>
          <text:p text:style-name="P7"><text:a xlink:type="simple" xlink:href="#__RefHeading___Toc898_871404170" text:style-name="Index_20_Link" text:visited-style-name="Index_20_Link">01. Cvicenie<text:tab/>3</text:a></text:p>
          <text:p text:style-name="P8"><text:a xlink:type="simple" xlink:href="#__RefHeading___Toc900_871404170" text:style-name="Index_20_Link" text:visited-style-name="Index_20_Link">01. Zákazníci, ktorých krstné meno je „Leon“.<text:tab/>3</text:a></text:p>
          <text:p text:style-name="P8"><text:a xlink:type="simple" xlink:href="#__RefHeading___Toc902_871404170" text:style-name="Index_20_Link" text:visited-style-name="Index_20_Link">02. Herci, ktorých priezvisko začína na „Hop“.<text:tab/>3</text:a></text:p>
          <text:p text:style-name="P8"><text:a xlink:type="simple" xlink:href="#__RefHeading___Toc904_871404170" text:style-name="Index_20_Link" text:visited-style-name="Index_20_Link">03. Vypíšte názvy filmov (nič iné), ktoré majú rating NC-17.<text:tab/>3</text:a></text:p>
          <text:p text:style-name="P8"><text:a xlink:type="simple" xlink:href="#__RefHeading___Toc906_871404170" text:style-name="Index_20_Link" text:visited-style-name="Index_20_Link">04. Vypíšte ID výpožičiek (rental), pri ktorých nie je zaznamenaný dátum vrátenia.<text:tab/>3</text:a></text:p>
          <text:p text:style-name="P8"><text:a xlink:type="simple" xlink:href="#__RefHeading___Toc908_871404170" text:style-name="Index_20_Link" text:visited-style-name="Index_20_Link">05. Zobrazte všetkých hercov, ktorých priezvisko začína na písmeno T.<text:tab/>3</text:a></text:p>
          <text:p text:style-name="P8"><text:a xlink:type="simple" xlink:href="#__RefHeading___Toc910_871404170" text:style-name="Index_20_Link" text:visited-style-name="Index_20_Link">06. Zobrazte názvy filmov, kde replacement_cost &gt; 10 a &lt; 12,50 (tab. film).<text:tab/>3</text:a></text:p>
          <text:p text:style-name="P8"><text:a xlink:type="simple" xlink:href="#__RefHeading___Toc912_871404170" text:style-name="Index_20_Link" text:visited-style-name="Index_20_Link">07. Pripravte abecedný zoznam zákazníkov obchodu s id = 2 (tab. customer).<text:tab/>4</text:a></text:p>
          <text:p text:style-name="P8"><text:a xlink:type="simple" xlink:href="#__RefHeading___Toc914_871404170" text:style-name="Index_20_Link" text:visited-style-name="Index_20_Link">08. Vypíšte všetky krstné mená hercov začínajúce na "M" (každé iba raz).<text:tab/>4</text:a></text:p>
          <text:p text:style-name="P8"><text:a xlink:type="simple" xlink:href="#__RefHeading___Toc916_871404170" text:style-name="Index_20_Link" text:visited-style-name="Index_20_Link">09. Vypíšte ID všetkých výpožičiek, ktoré boli vypožičané v júli 2005 a vrátené v júli alebo auguste.<text:tab/>4</text:a></text:p>
          <text:p text:style-name="P8"><text:a xlink:type="simple" xlink:href="#__RefHeading___Toc918_871404170" text:style-name="Index_20_Link" text:visited-style-name="Index_20_Link">10. Vypíšte iba ID zákazníka, ktorý realizoval posledné vrátenie nejakej výpožičky.<text:tab/>4</text:a></text:p>
          <text:p text:style-name="P7"><text:a xlink:type="simple" xlink:href="#__RefHeading___Toc920_871404170" text:style-name="Index_20_Link" text:visited-style-name="Index_20_Link">02. Cvicenie<text:tab/>4</text:a></text:p>
          <text:p text:style-name="P8"><text:a xlink:type="simple" xlink:href="#__RefHeading___Toc922_871404170" text:style-name="Index_20_Link" text:visited-style-name="Index_20_Link">01. Aká je priemerná dĺžka filmu a koľko trvá najkratší film? (tab.film).<text:tab/>4</text:a></text:p>
          <text:p text:style-name="P8"><text:a xlink:type="simple" xlink:href="#__RefHeading___Toc924_871404170" text:style-name="Index_20_Link" text:visited-style-name="Index_20_Link">02. Koľko zákazníkov je neaktívnych? (tab. customer)<text:tab/>4</text:a></text:p>
          <text:p text:style-name="P8"><text:a xlink:type="simple" xlink:href="#__RefHeading___Toc926_871404170" text:style-name="Index_20_Link" text:visited-style-name="Index_20_Link">03. Kedy bola uskutočnená prvá platba za výpožičku? (tab. payment)<text:tab/>5</text:a></text:p>
          <text:p text:style-name="P8"><text:a xlink:type="simple" xlink:href="#__RefHeading___Toc928_871404170" text:style-name="Index_20_Link" text:visited-style-name="Index_20_Link">04. Koľko zaplatili zákazníci spolu v roku 2005 za požičanie filmov? (tab. payment)<text:tab/>5</text:a></text:p>
          <text:p text:style-name="P8"><text:a xlink:type="simple" xlink:href="#__RefHeading___Toc930_871404170" text:style-name="Index_20_Link" text:visited-style-name="Index_20_Link">05. Koľko rôznych zákazníkov zrealizovalo platbu? (tab. payment)<text:tab/>5</text:a></text:p>
          <text:p text:style-name="P8"><text:a xlink:type="simple" xlink:href="#__RefHeading___Toc932_871404170" text:style-name="Index_20_Link" text:visited-style-name="Index_20_Link">06. Uveďte zoznam názvov filmov a dĺžku ich trvania v hodinách (na 2 desatinné miesta).<text:tab/>5</text:a></text:p>
          <text:p text:style-name="P8"><text:a xlink:type="simple" xlink:href="#__RefHeading___Toc934_871404170" text:style-name="Index_20_Link" text:visited-style-name="Index_20_Link">07. Ku ID každého zákazníka uveďte najnižšiu, najvyššiu a priemer platieb, ktoré uskutočnil a zoraďte ich od najnižšej priemernej platby.<text:tab/>5</text:a></text:p>
          <text:p text:style-name="P8"><text:a xlink:type="simple" xlink:href="#__RefHeading___Toc936_871404170" text:style-name="Index_20_Link" text:visited-style-name="Index_20_Link">08. Vypíšte krstné mená zákazníkov, ktoré sa v tab. customer nachádzajú viac ako jeden krát, a ich počet.<text:tab/>6</text:a></text:p>
          <text:p text:style-name="P8"><text:a xlink:type="simple" xlink:href="#__RefHeading___Toc938_871404170" text:style-name="Index_20_Link" text:visited-style-name="Index_20_Link">09. Zistite počty výpožičiek v jednotlivých mesiacoch v roku 2005 (tab. rental).<text:tab/>6</text:a></text:p>
          <text:p text:style-name="P8"><text:a xlink:type="simple" xlink:href="#__RefHeading___Toc940_871404170" text:style-name="Index_20_Link" text:visited-style-name="Index_20_Link">10. Ku každej položke z inventára uveďte rok a koľko krát bola vypožičaná v roku 2006. (tab. rental)<text:tab/>6</text:a></text:p>
          <text:p text:style-name="P8"><text:a xlink:type="simple" xlink:href="#__RefHeading___Toc942_871404170" text:style-name="Index_20_Link" text:visited-style-name="Index_20_Link">11. Vytvorte tabuľku obsahujúcu prvých piatich zákazníkov (stačia ich ID), ktorí tu minuli najviac peňazí a sumy, ktoré minuli.<text:tab/>6</text:a></text:p>
          <text:p text:style-name="P8"><text:a xlink:type="simple" xlink:href="#__RefHeading___Toc944_871404170" text:style-name="Index_20_Link" text:visited-style-name="Index_20_Link">12. Zobrazte, koľko okresov (district) sa začína na písmenko A, ďalej B, C, D... atď. avšak uveďte iba tie, ktorých počet je väčší ako 10.<text:tab/>6</text:a></text:p>
          <text:p text:style-name="P7"><text:a xlink:type="simple" xlink:href="#__RefHeading___Toc946_871404170" text:style-name="Index_20_Link" text:visited-style-name="Index_20_Link">03. Cvicenie<text:tab/>7</text:a></text:p>
          <text:p text:style-name="P8"><text:a xlink:type="simple" xlink:href="#__RefHeading___Toc948_871404170" text:style-name="Index_20_Link" text:visited-style-name="Index_20_Link">01. Uveďte zoradené všetky smerovacie čísla a k nim prislúchajúce mesto (city). List all the postal codes and their associated city.<text:tab/>7</text:a></text:p>
          <text:p text:style-name="P8"><text:a xlink:type="simple" xlink:href="#__RefHeading___Toc950_871404170" text:style-name="Index_20_Link" text:visited-style-name="Index_20_Link">02. Uveďte meno a priezvisko zákazníkov a k nim prislúchajúce číslo domu a ulicu, PSČ a mesto. Provide the name and surname of the customers and their associated house number and street, postal code, and city.<text:tab/>7</text:a></text:p>
          <text:p text:style-name="P8"><text:a xlink:type="simple" xlink:href="#__RefHeading___Toc952_871404170" text:style-name="Index_20_Link" text:visited-style-name="Index_20_Link">03. Vypíšte názov filmu, meno a priezvisko herca, ktorý v ňom hral. List the name of the movie, the name and surname of the actor who played it.<text:tab/>8</text:a></text:p>
          <text:p text:style-name="P8"><text:a xlink:type="simple" xlink:href="#__RefHeading___Toc954_871404170" text:style-name="Index_20_Link" text:visited-style-name="Index_20_Link">04. Vypíšte štát a počet miest, ktoré sú v db evidované od najväčšieho k najmenšiemu (podľa počtu miest). (tab. city, resp. aj tab. country) List the state and the number of places that are listed in the database from largest to smallest.<text:tab/>8</text:a></text:p>
          <text:p text:style-name="P8"><text:a xlink:type="simple" xlink:href="#__RefHeading___Toc956_871404170" text:style-name="Index_20_Link" text:visited-style-name="Index_20_Link">05. Zistite počet výpožičiek jednotlivých zákazníkov a uveďte aj ich mená (tab.rental). Zoraďte podľa customer_id. Find out the number of individual customer rentals and their names.<text:tab/>8</text:a></text:p>
          <text:p text:style-name="P8"><text:a xlink:type="simple" xlink:href="#__RefHeading___Toc958_871404170" text:style-name="Index_20_Link" text:visited-style-name="Index_20_Link">06. Pre každú kategóriu filmov uveďte priemernú dĺžku filmov.<text:tab/>9</text:a></text:p>
          <text:p text:style-name="P8"><text:a xlink:type="simple" xlink:href="#__RefHeading___Toc960_871404170" text:style-name="Index_20_Link" text:visited-style-name="Index_20_Link">07. Koľko nevrátených výpožičiek majú jednotliví zákazníci?<text:tab/>9</text:a></text:p>
          <text:p text:style-name="P8"><text:a xlink:type="simple" xlink:href="#__RefHeading___Toc962_871404170" text:style-name="Index_20_Link" text:visited-style-name="Index_20_Link">08. Vytvorte dotaz, ktorý zobrazí názov krajiny, názov mesta a počet zákazníkov, ktorí majú v tomto meste adresu. Zoraďte ich podľa tohto počtu zákazníkov.<text:tab/>10</text:a></text:p>
          <text:p text:style-name="P8"><text:a xlink:type="simple" xlink:href="#__RefHeading___Toc964_871404170" text:style-name="Index_20_Link" text:visited-style-name="Index_20_Link">09. Do tabuľky staff pridajte nového pracovníka obchodu so store_id = 1 s menom Jožko Mrkvička, s id adresy 10, prezývkou Jozino a heslom, ktoré vznikne hashom jeho prezývky.<text:tab/>10</text:a></text:p>
          <text:p text:style-name="P8"><text:a xlink:type="simple" xlink:href="#__RefHeading___Toc966_871404170" text:style-name="Index_20_Link" text:visited-style-name="Index_20_Link">10. Pridajte do tabuľky kategórií novú kategóriu "Thriller".<text:tab/>10</text:a></text:p>
          <text:p text:style-name="P8"><text:a xlink:type="simple" xlink:href="#__RefHeading___Toc968_871404170" text:style-name="Index_20_Link" text:visited-style-name="Index_20_Link"><text:soft-page-break/>11. (Túto úlohu riešte až po vyriešení úlohy s pridávaním novej kategórie) Vypíšte tabuľku, ktorá bude uvádzať názov kategórie a názov filmu. V tabuľke sa musí nachádzať každá kombinácia kategória/film, ale aj kategórie, ku ktorým nie je žiadny film. Výsledok zoraďte podľa filmov podľa abecedy od A.<text:tab/>11</text:a></text:p>
          <text:p text:style-name="P7"><text:a xlink:type="simple" xlink:href="#__RefHeading___Toc970_871404170" text:style-name="Index_20_Link" text:visited-style-name="Index_20_Link">04. Cvicenie<text:tab/>11</text:a></text:p>
          <text:p text:style-name="P8"><text:a xlink:type="simple" xlink:href="#__RefHeading___Toc972_871404170" text:style-name="Index_20_Link" text:visited-style-name="Index_20_Link">01. Pre každý mesiac, v ktorom bola vykonaná nejaká výpožička, uveďte, koľko bolo vypožičaných filmov z kategória akčné filmy (overujte slovo "Action", nie id kategórie).<text:tab/>11</text:a></text:p>
          <text:p text:style-name="P8"><text:a xlink:type="simple" xlink:href="#__RefHeading___Toc974_871404170" text:style-name="Index_20_Link" text:visited-style-name="Index_20_Link">02. Pre každý jazyk z tabuľky language uveďte priemernú dĺžku filmov v tomto jazyku (výstupná tabuľka by mala obsahovať výpis všetkých jazykov a priemernú dĺžku filmu).<text:tab/>12</text:a></text:p>
          <text:p text:style-name="P8"><text:a xlink:type="simple" xlink:href="#__RefHeading___Toc976_871404170" text:style-name="Index_20_Link" text:visited-style-name="Index_20_Link">03. Vytvorte tabuľku, kde pre každú kombináciu krajina/store_id uvediete počet zákazníkov s unikátnym krstnými menom vrámci tejto kombinácie (tj. Ak sú traja Jozefovia zo Slovenska, ktorí nakúpili cez store id 1, tak sa započítajú iba raz)<text:tab/>12</text:a></text:p>
          <text:p text:style-name="P8"><text:a xlink:type="simple" xlink:href="#__RefHeading___Toc978_871404170" text:style-name="Index_20_Link" text:visited-style-name="Index_20_Link">04. Vytvorte tabuľku, kde filmy rozdelíte do kategórií podľa dĺžky popisu (description) na "Do 10 znakov", "Do 20 znakov" atď. po desiatkach. Pre každú skupinu vypočítajte priemernú replacement_cost. Počítajte iba filmy z kategórií začínajúcich na S a F a vo výstupe nechajte len skupiny s priemernou cenou viac ako 20.<text:tab/>12</text:a></text:p>
          <text:p text:style-name="P8"><text:a xlink:type="simple" xlink:href="#__RefHeading___Toc980_871404170" text:style-name="Index_20_Link" text:visited-style-name="Index_20_Link">05. Pre každého vývojára (názov z tab. Apps) uveďte, koľko sa v tabuľke reviews nachádza recenzií na appky od neho a koľko je takých, na ktoré odpovedal (developer_reply). Zoznam zoraďte podľa abecedy.<text:tab/>13</text:a></text:p>
          <text:p text:style-name="P8"><text:a xlink:type="simple" xlink:href="#__RefHeading___Toc982_871404170" text:style-name="Index_20_Link" text:visited-style-name="Index_20_Link">06. Ku každej kategórii (categories) uveďte, koľko appiek je k nej priradených (z apps).<text:tab/>13</text:a></text:p>
          <text:p text:style-name="P8"><text:a xlink:type="simple" xlink:href="#__RefHeading___Toc984_871404170" text:style-name="Index_20_Link" text:visited-style-name="Index_20_Link">07. Vložte do databázy novú tabuľku s názvom audiobook s atribútmi audiobook_id, nazov (max. 40 znakov), popis (max. 255 znakov) a rok_vydania ako dátový typ dátum.<text:tab/>14</text:a></text:p>
          <text:p text:style-name="P8"><text:a xlink:type="simple" xlink:href="#__RefHeading___Toc986_871404170" text:style-name="Index_20_Link" text:visited-style-name="Index_20_Link">08. (company) Zobrazte tabuľku, kde budú dva stĺpce priezvisko a krstne_meno, kde budú vypísaní všetky zákazníci aj zamestnanci.<text:tab/>14</text:a></text:p>
          <text:p text:style-name="P8"><text:a xlink:type="simple" xlink:href="#__RefHeading___Toc988_871404170" text:style-name="Index_20_Link" text:visited-style-name="Index_20_Link">09. sakila) Do tabuľky country vložte krajinu Transilvania.<text:tab/>15</text:a></text:p>
          <text:p text:style-name="P8"><text:a xlink:type="simple" xlink:href="#__RefHeading___Toc990_871404170" text:style-name="Index_20_Link" text:visited-style-name="Index_20_Link">10. (sakila) Vymažte z tabuľky country krajinu Transilvania.<text:tab/>15</text:a></text:p>
          <text:p text:style-name="P8"><text:a xlink:type="simple" xlink:href="#__RefHeading___Toc992_871404170" text:style-name="Index_20_Link" text:visited-style-name="Index_20_Link">11. (sakila) Vypíšte filmy, ktorých dĺžka je väčšia ako priemerná dĺžka filmov.<text:tab/>15</text:a></text:p>
          <text:p text:style-name="P8"><text:a xlink:type="simple" xlink:href="#__RefHeading___Toc994_871404170" text:style-name="Index_20_Link" text:visited-style-name="Index_20_Link">12. (sakila) Vypíšte maximum z priemerov (samostatných) platieb pre každého zákazníka (výsledok bude iba jedna hodnota, v prípade rovnosti ich môže byť viac)<text:tab/>15</text:a></text:p>
          <text:p text:style-name="P8"><text:a xlink:type="simple" xlink:href="#__RefHeading___Toc996_871404170" text:style-name="Index_20_Link" text:visited-style-name="Index_20_Link">13. (sakila) Vypíšte mená zákazníkov (v jednom stĺpci spolu meno aj priezvisko), ktorí uhradili najvyššiu sumu.<text:tab/>16</text:a></text:p>
          <text:p text:style-name="P7"><text:a xlink:type="simple" xlink:href="#__RefHeading___Toc998_871404170" text:style-name="Index_20_Link" text:visited-style-name="Index_20_Link">05. Cvicenie<text:tab/>16</text:a></text:p>
          <text:p text:style-name="P8"><text:a xlink:type="simple" xlink:href="#__RefHeading___Toc1000_871404170" text:style-name="Index_20_Link" text:visited-style-name="Index_20_Link"><text:s/>01. Z tabuľky rental zistite, koľko výpožičiek bolo urobených v jednotlivé dni v týždni. Vo výstupe vypíšte iba ten deň a počet, v ktorom bolo najviac výpožičiek (ak ich je viac s rovnakým max. počtom, vypíšte ich viac). Riešte bez použitia LIMIT.<text:tab/>16</text:a></text:p>
          <text:p text:style-name="P8"><text:a xlink:type="simple" xlink:href="#__RefHeading___Toc1002_871404170" text:style-name="Index_20_Link" text:visited-style-name="Index_20_Link">02. (sakila) Pre každého zákazníka zistite jeho maximálnu platbu a vypočítajte spoločný priemer týchto maxím. Vypíšte zoznam s id, menom a priezviskom všetkých zákazníkov, ktorí vykonali aspoň jednu platbu vyššiu ako tento priemer.<text:tab/>16</text:a></text:p>
          <text:p text:style-name="P8"><text:a xlink:type="simple" xlink:href="#__RefHeading___Toc1004_871404170" text:style-name="Index_20_Link" text:visited-style-name="Index_20_Link">03. (sakila) Vypíšte informácie o všetkých výpožičkách, ktoré boli realizované skôr ako najskoršia výpožička zákazníka 110.<text:tab/>17</text:a></text:p>
          <text:p text:style-name="P8"><text:a xlink:type="simple" xlink:href="#__RefHeading___Toc1006_871404170" text:style-name="Index_20_Link" text:visited-style-name="Index_20_Link">04. (sakila) Vypíšte informácie o výpožičkách, ktoré boli realizované skôr ako niektorá (aspoň jedna) výpožička zákazníka 110.<text:tab/>17</text:a></text:p>
          <text:p text:style-name="P8"><text:a xlink:type="simple" xlink:href="#__RefHeading___Toc1008_871404170" text:style-name="Index_20_Link" text:visited-style-name="Index_20_Link">05. (sakila) Vypíšte informácie o výpožičkách, ktoré boli realizované skôr ako ktorákoľvek (každá) výpožička zákazníka 110.<text:tab/>17</text:a></text:p>
          <text:p text:style-name="P8"><text:a xlink:type="simple" xlink:href="#__RefHeading___Toc1010_871404170" text:style-name="Index_20_Link" text:visited-style-name="Index_20_Link">06. (sakila) Bez použitia JOIN vypíšte mená a priezviská všetkých takých zákazníkov, ktorí vykonali aspoň jednu platbu so sumou vyššou ako 9€.<text:tab/>17</text:a></text:p>
          <text:p text:style-name="P8"><text:a xlink:type="simple" xlink:href="#__RefHeading___Toc1012_871404170" text:style-name="Index_20_Link" text:visited-style-name="Index_20_Link">07. (company) Vypočítajte deň v týždni, v ktorom bolo vytvorených najviac objednávok. Vytvorte zoznam zákazníkov, ktorí v tento deň realizovali objednávku. Zoraďte ich od najnižžšieho pod id zákazníka.<text:tab/>18</text:a></text:p>
          <text:p text:style-name="P8"><text:a xlink:type="simple" xlink:href="#__RefHeading___Toc1014_871404170" text:style-name="Index_20_Link" text:visited-style-name="Index_20_Link">08. (company) Vypíšte info o zákazníkovi, ktorý zrealizoval najväčšiu (najdrahšiu) objednávku.<text:tab/>18</text:a></text:p>
          <text:p text:style-name="P8"><text:a xlink:type="simple" xlink:href="#__RefHeading___Toc1016_871404170" text:style-name="Index_20_Link" text:visited-style-name="Index_20_Link"><text:soft-page-break/>09. (company) Vypíšte všetky krajiny, z ktorých zákazníci majú väčší priemerný limit na kredit (creditlimit) ako zákazníci z USA alebo Japonska<text:tab/>19</text:a></text:p>
          <text:p text:style-name="P8"><text:a xlink:type="simple" xlink:href="#__RefHeading___Toc1018_871404170" text:style-name="Index_20_Link" text:visited-style-name="Index_20_Link">10. (company) Vypíšte meno a priezvisko spolupracovníkov zamestnanca s employeenumber = 1337, ktorí majú rovnakého vedúceho a pracujú na rovnakej pobočke (officecode) ako on.<text:tab/>19</text:a></text:p>
        </text:index-body>
      </text:table-of-content>
      <text:h text:style-name="Heading_20_1" text:outline-level="1"><text:bookmark-start text:name="__RefHeading___Toc898_871404170"/>01.<text:tab/>Cvicenie<text:bookmark-end text:name="__RefHeading___Toc898_871404170"/></text:h>
      <text:h text:style-name="Heading_20_2" text:outline-level="2"><text:bookmark-start text:name="__RefHeading___Toc900_871404170"/>01. Zákazníci, ktorých krstné meno je „Leon“.<text:bookmark-end text:name="__RefHeading___Toc900_871404170"/></text:h>
      <text:p text:style-name="Standard"><text:s text:c="8"/>SELECT * FROM customer WHERE first_name = 'Leon';</text:p>
      <text:p text:style-name="Standard"><text:s text:c="12"/>SELECT * FROM `customer` WHERE `first_name`="Leon"</text:p>
      <text:p text:style-name="Standard"/>
      <text:h text:style-name="Heading_20_2" text:outline-level="2"><text:bookmark-start text:name="__RefHeading___Toc902_871404170"/>02. Herci, ktorých priezvisko začína na „Hop“.<text:bookmark-end text:name="__RefHeading___Toc902_871404170"/></text:h>
      <text:p text:style-name="Standard"><text:s text:c="8"/>SELECT * FROM actor WHERE last_name LIKE 'Hop%';</text:p>
      <text:p text:style-name="Standard"><text:s text:c="12"/>SELECT * FROM `actor` WHERE `last_name` LIKE "Hop%"</text:p>
      <text:p text:style-name="Standard"/>
      <text:h text:style-name="Heading_20_2" text:outline-level="2"><text:bookmark-start text:name="__RefHeading___Toc904_871404170"/>03. Vypíšte názvy filmov (nič iné), ktoré majú rating NC-17.<text:bookmark-end text:name="__RefHeading___Toc904_871404170"/></text:h>
      <text:p text:style-name="Standard"><text:s text:c="8"/>SELECT title FROM film WHERE rating = 'NC-17';</text:p>
      <text:p text:style-name="Standard"><text:s text:c="12"/>SELECT `title` FROM `film` WHERE `rating`="NC-17"</text:p>
      <text:p text:style-name="Standard"/>
      <text:h text:style-name="Heading_20_2" text:outline-level="2"><text:bookmark-start text:name="__RefHeading___Toc906_871404170"/>04. Vypíšte ID výpožičiek (rental), pri ktorých nie je zaznamenaný dátum vrátenia.<text:bookmark-end text:name="__RefHeading___Toc906_871404170"/></text:h>
      <text:p text:style-name="Standard"><text:s text:c="8"/>SELECT rental_id FROM rental WHERE return_date is null;</text:p>
      <text:p text:style-name="Standard"><text:s text:c="12"/>SELECT <text:s/>`rental_id` FROM `rental` WHERE `return_date` IS NULL</text:p>
      <text:p text:style-name="Standard"/>
      <text:h text:style-name="Heading_20_2" text:outline-level="2"><text:bookmark-start text:name="__RefHeading___Toc908_871404170"/>05. Zobrazte všetkých hercov, ktorých priezvisko začína na písmeno T.<text:bookmark-end text:name="__RefHeading___Toc908_871404170"/></text:h>
      <text:p text:style-name="Standard"><text:s text:c="8"/>SELECT * FROM actor WHERE last_name LIKE 'T%';</text:p>
      <text:p text:style-name="Standard"><text:s text:c="12"/>SELECT * FROM actor WHERE last_name LIKE "T%"</text:p>
      <text:p text:style-name="Standard"/>
      <text:h text:style-name="Heading_20_2" text:outline-level="2"><text:bookmark-start text:name="__RefHeading___Toc910_871404170"/>06. Zobrazte názvy filmov, kde replacement_cost &gt; 10 a &lt; 12,50 (tab. film).<text:bookmark-end text:name="__RefHeading___Toc910_871404170"/></text:h>
      <text:p text:style-name="Standard"><text:s text:c="8"/>SELECT title FROM film WHERE replacement_cost &gt; 10 AND replacement_cost &lt; 12.5;</text:p>
      <text:p text:style-name="Standard"><text:s text:c="12"/>SELECT * FROM film WHERE replacement_cost &gt; 10 AND replacement_cost &lt; 12.5.</text:p>
      <text:p text:style-name="Standard"/>
      <text:h text:style-name="Heading_20_2" text:outline-level="2"><text:bookmark-start text:name="__RefHeading___Toc912_871404170"/>07. Pripravte abecedný zoznam zákazníkov obchodu s id = 2 (tab. customer).<text:bookmark-end text:name="__RefHeading___Toc912_871404170"/></text:h>
      <text:p text:style-name="Standard"><text:s text:c="8"/>SELECT * FROM customer WHERE store_id = 2 ORDER BY last_name;</text:p>
      <text:p text:style-name="Standard"><text:s text:c="12"/>SELECT * FROM customer WHERE store_id = 2 ORDER BY last_name</text:p>
      <text:p text:style-name="Standard"/>
      <text:h text:style-name="Heading_20_2" text:outline-level="2"><text:bookmark-start text:name="__RefHeading___Toc914_871404170"/><text:soft-page-break/>08. Vypíšte všetky krstné mená hercov začínajúce na "M" (každé iba raz).<text:bookmark-end text:name="__RefHeading___Toc914_871404170"/></text:h>
      <text:p text:style-name="Standard"><text:s text:c="8"/>SELECT DISTINCT first_name FROM actor WHERE first_name LIKE 'M%';</text:p>
      <text:p text:style-name="Standard"><text:s text:c="12"/>SELECT DISTINCT first_name FROM `actor` WHERE first_name LIKE "M%"</text:p>
      <text:p text:style-name="Standard"/>
      <text:h text:style-name="Heading_20_2" text:outline-level="2"><text:bookmark-start text:name="__RefHeading___Toc916_871404170"/>09. Vypíšte ID všetkých výpožičiek, ktoré boli vypožičané v júli 2005 a vrátené v júli alebo auguste.<text:bookmark-end text:name="__RefHeading___Toc916_871404170"/></text:h>
      <text:p text:style-name="Standard"><text:s text:c="8"/>SELECT rental_id FROM rental WHERE YEAR(rental_date) = 2005 AND MONTH(rental_date) = 7 AND <text:s/>((YEAR(return_date) = 2005 AND month(return_date) = 7) OR (YEAR(return_date) = 2005 AND month(return_date) = 8));</text:p>
      <text:p text:style-name="P1"><text:s text:c="12"/></text:p>
      <text:p text:style-name="P1"><text:tab/>SELECT * FROM `rental` WHERE YEAR(rental_date)=2005 AND <text:tab/>MONTH(rental_date)=7 AND (MONTH(return_date)=7 OR MONTH(return_date)=8).</text:p>
      <text:p text:style-name="Standard"><text:s/>#############################V pripade ze uz mame urceny rok nemusi ho dalej davat???</text:p>
      <text:p text:style-name="Standard"/>
      <text:h text:style-name="Heading_20_2" text:outline-level="2"><text:bookmark-start text:name="__RefHeading___Toc918_871404170"/>10. Vypíšte iba ID zákazníka, ktorý realizoval posledné vrátenie nejakej výpožičky.<text:bookmark-end text:name="__RefHeading___Toc918_871404170"/></text:h>
      <text:p text:style-name="Standard"><text:s text:c="8"/>SELECT customer_id FROM rental ORDER BY rental_date DESC;</text:p>
      <text:p text:style-name="Standard"><text:s text:c="12"/>SELECT customer_id FROM `rental` ORDER BY `return_date` DESC LIMIT 1.</text:p>
      <text:p text:style-name="Standard"/>
      <text:h text:style-name="P9" text:outline-level="1"><text:bookmark-start text:name="__RefHeading___Toc920_871404170"/>0<text:span text:style-name="T1">2</text:span>.<text:tab/>Cvicenie<text:bookmark-end text:name="__RefHeading___Toc920_871404170"/></text:h>
      <text:h text:style-name="Heading_20_2" text:outline-level="2"><text:bookmark-start text:name="__RefHeading___Toc922_871404170"/>01. Aká je priemerná dĺžka filmu a koľko trvá najkratší film? (tab.film).<text:bookmark-end text:name="__RefHeading___Toc922_871404170"/></text:h>
      <text:p text:style-name="P2"><text:s text:c="8"/>SELECT AVG(length) as priemerna_dlzka, MIN(length) as najkratsi_film FROM film;</text:p>
      <text:p text:style-name="P2"><text:s text:c="12"/>SELECT AVG(length) AS priemer, MIN(length) AS najkratsi FROM film.</text:p>
      <text:p text:style-name="P2"/>
      <text:h text:style-name="Heading_20_2" text:outline-level="2"><text:bookmark-start text:name="__RefHeading___Toc924_871404170"/>02. Koľko zákazníkov je neaktívnych? (tab. customer)<text:bookmark-end text:name="__RefHeading___Toc924_871404170"/></text:h>
      <text:p text:style-name="P2"><text:s text:c="8"/>SELECT * FROM customer WHERE active = 0;</text:p>
      <text:p text:style-name="P2"><text:s text:c="12"/>SELECT COUNT(customer_id) AS pocet FROM customer WHERE active = 0</text:p>
      <text:p text:style-name="P2"/>
      <text:h text:style-name="Heading_20_2" text:outline-level="2"><text:bookmark-start text:name="__RefHeading___Toc926_871404170"/>03. Kedy bola uskutočnená prvá platba za výpožičku? <text:s/>(tab. payment)<text:bookmark-end text:name="__RefHeading___Toc926_871404170"/></text:h>
      <text:p text:style-name="P2"><text:s text:c="8"/>SELECT payment_date FROM payment order by payment_date asc limit 1;</text:p>
      <text:p text:style-name="P2"><text:s text:c="12"/>SELECT MIN(payment_date) AS min_datum FROM payment.</text:p>
      <text:p text:style-name="P2"/>
      <text:h text:style-name="Heading_20_2" text:outline-level="2"><text:bookmark-start text:name="__RefHeading___Toc928_871404170"/><text:soft-page-break/>04. Koľko zaplatili zákazníci spolu v roku 2005 za požičanie filmov? <text:s/>(tab. payment)<text:bookmark-end text:name="__RefHeading___Toc928_871404170"/></text:h>
      <text:p text:style-name="P2"><text:s text:c="8"/>SELECT SUM(amount) as Platby_spolu FROM payment WHERE YEAR(payment_date) = 2005;</text:p>
      <text:p text:style-name="P2"><text:s text:c="12"/>SELECT SUM(amount) AS platby FROM payment WHERE YEAR(payment_date) = 2005.</text:p>
      <text:p text:style-name="P2"/>
      <text:h text:style-name="Heading_20_2" text:outline-level="2"><text:bookmark-start text:name="__RefHeading___Toc930_871404170"/>05. Koľko rôznych zákazníkov zrealizovalo platbu? (tab. payment)<text:bookmark-end text:name="__RefHeading___Toc930_871404170"/></text:h>
      <text:p text:style-name="P2"><text:s text:c="8"/>SELECT DISTINCT customer_id FROM payment ;</text:p>
      <text:p text:style-name="P2"><text:s text:c="12"/>SELECT COUNT(DISTINCT customer_id) AS pocet FROM payment.</text:p>
      <text:p text:style-name="P2"/>
      <text:h text:style-name="Heading_20_2" text:outline-level="2"><text:bookmark-start text:name="__RefHeading___Toc932_871404170"/>06. Uveďte zoznam názvov filmov a dĺžku ich trvania v hodinách (na 2 desatinné miesta).<text:bookmark-end text:name="__RefHeading___Toc932_871404170"/></text:h>
      <text:p text:style-name="P2"><text:s text:c="8"/>SELECT title as Nazov_filmu, ROUND((length/60), 2) as Cas_v_hodinach FROM film ;</text:p>
      <text:p text:style-name="P2"><text:s text:c="12"/>SELECT title, ROUND(length/60,2) AS dlzka FROM film</text:p>
      <text:p text:style-name="P2"/>
      <text:h text:style-name="Heading_20_2" text:outline-level="2"><text:bookmark-start text:name="__RefHeading___Toc934_871404170"/>07. Ku ID každého zákazníka uveďte najnižšiu, najvyššiu a priemer platieb, ktoré uskutočnil a zoraďte ich od najnižšej priemernej platby.<text:bookmark-end text:name="__RefHeading___Toc934_871404170"/></text:h>
      <text:p text:style-name="P3"><text:s text:c="8"/>AVG(amount) AS priemerna_platba <text:s/>FROM payment GROUP BY zakaznik order by priemerna_platba ASC;</text:p>
      <text:p text:style-name="P2"><text:s text:c="12"/>SELECT customer_id, MIN(amount), MAX(amount), AVG(amount) FROM `payment` GROUP BY customer_id ORDER BY AVG(amount).</text:p>
      <text:p text:style-name="P2"/>
      <text:h text:style-name="Heading_20_2" text:outline-level="2"><text:bookmark-start text:name="__RefHeading___Toc936_871404170"/>08. Vypíšte krstné mená zákazníkov, ktoré sa v tab. customer nachádzajú viac ako jeden krát, a ich počet.<text:bookmark-end text:name="__RefHeading___Toc936_871404170"/></text:h>
      <text:p text:style-name="P2"><text:s text:c="8"/>SELECT COUNT(first_name) as pocet_mien, first_name AS meno FROM customer GROUP BY first_name having pocet_mien&gt;1;</text:p>
      <text:p text:style-name="P2"><text:s text:c="12"/>SELECT first_name, COUNT(first_name) AS pocet FROM customer GROUP BY first_name HAVING pocet &gt; 1</text:p>
      <text:p text:style-name="P2"/>
      <text:h text:style-name="Heading_20_2" text:outline-level="2"><text:bookmark-start text:name="__RefHeading___Toc938_871404170"/><text:soft-page-break/>09. Zistite počty výpožičiek v jednotlivých mesiacoch v roku 2005 (tab. rental).<text:bookmark-end text:name="__RefHeading___Toc938_871404170"/></text:h>
      <text:p text:style-name="P2"><text:s text:c="8"/>SELECT MONTH(rental_date) AS mesiac, <text:s/>COUNT(rental_id) AS pocet_vypoziciek, rental_date AS konkretny_datum FROM rental GROUP by mesiac HAVING year(rental_date) = 2005 ;</text:p>
      <text:p text:style-name="P2"><text:s text:c="12"/>SELECT MONTH(rental_date) AS mesiac, YEAR(rental_date) AS rok, COUNT(*) AS pocet FROM rental GROUP BY rok, mesiac HAVING rok = 2005.</text:p>
      <text:p text:style-name="P2"/>
      <text:h text:style-name="Heading_20_2" text:outline-level="2"><text:bookmark-start text:name="__RefHeading___Toc940_871404170"/>10. Ku každej položke z inventára uveďte rok a koľko krát bola vypožičaná v roku 2006. (tab. rental)<text:bookmark-end text:name="__RefHeading___Toc940_871404170"/></text:h>
      <text:p text:style-name="P2"><text:s text:c="8"/>SELECT inventory_id AS objekt, COUNT(rental_id) AS x_pozicany FROM rental <text:s/>WHERE YEAR(rental_date) = 2006 group <text:s/>by objekt <text:s/>;</text:p>
      <text:p text:style-name="P2"><text:s text:c="16"/>SELECT inventory_id, YEAR(rental_date) AS rok, COUNT(*) FROM `rental` GROUP BY inventory_id, rok HAVING rok=2006.</text:p>
      <text:p text:style-name="P2"/>
      <text:h text:style-name="Heading_20_2" text:outline-level="2"><text:bookmark-start text:name="__RefHeading___Toc942_871404170"/>11. Vytvorte tabuľku obsahujúcu prvých piatich zákazníkov (stačia ich ID), ktorí tu minuli najviac peňazí a sumy, ktoré minuli.<text:bookmark-end text:name="__RefHeading___Toc942_871404170"/></text:h>
      <text:p text:style-name="P2"><text:s text:c="8"/>SELECT customer_id AS zakaznik, SUM(amount) AS suma_minutych_penazi FROM payment GROUP BY customer_id ORDER BY suma_minutych_penazi DESC LIMIT 5;</text:p>
      <text:p text:style-name="P2"><text:s text:c="12"/>SELECT customer_id, SUM(amount) AS celkova_suma FROM `payment` GROUP BY customer_id ORDER BY celkova_suma DESC LIMIT 5</text:p>
      <text:p text:style-name="P2"/>
      <text:h text:style-name="Heading_20_2" text:outline-level="2"><text:bookmark-start text:name="__RefHeading___Toc944_871404170"/>12. Zobrazte, koľko okresov (district) sa začína na písmenko A, ďalej B, C, D... atď. avšak uveďte iba tie, ktorých počet je väčší ako 10.<text:bookmark-end text:name="__RefHeading___Toc944_871404170"/></text:h>
      <text:p text:style-name="P2"><text:s text:c="8"/>-</text:p>
      <text:p text:style-name="P2"><text:s text:c="12"/>SELECT LEFT(district, 1) AS prve_pismeno, COUNT(*) AS pocet_miest FROM `address` GROUP BY LEFT(district, 1) HAVING pocet_miest&gt;10.</text:p>
      <text:h text:style-name="P10" text:outline-level="1"><text:bookmark-start text:name="__RefHeading___Toc946_871404170"/>0<text:span text:style-name="T2">3</text:span>.<text:tab/>Cvicenie<text:bookmark-end text:name="__RefHeading___Toc946_871404170"/></text:h>
      <text:p text:style-name="P2"/>
      <text:h text:style-name="Heading_20_2" text:outline-level="2"><text:bookmark-start text:name="__RefHeading___Toc948_871404170"/><text:soft-page-break/>01. Uveďte zoradené všetky smerovacie čísla a k nim prislúchajúce mesto (city). List all the postal codes and their associated city.<text:bookmark-end text:name="__RefHeading___Toc948_871404170"/></text:h>
      <text:p text:style-name="P2"><text:s text:c="8"/>SELECT address.postal_code AS PSC, city.city AS Mesto from city</text:p>
      <text:p text:style-name="P2"><text:s text:c="8"/>INNER JOIN address ON city.city_id=address.city_id WHERE postal_code != ""</text:p>
      <text:p text:style-name="P2"><text:s text:c="8"/>order by address.postal_code ASC ;</text:p>
      <text:p text:style-name="P2"><text:s text:c="16"/>SELECT address.postal_code AS PSC, city.city AS mesto FROM `address`</text:p>
      <text:p text:style-name="P2"><text:s text:c="16"/>INNER JOIN city ON (city.city_id=address.city_id)</text:p>
      <text:p text:style-name="P2"><text:s text:c="16"/>ORDER BY PSC</text:p>
      <text:p text:style-name="P2"/>
      <text:h text:style-name="Heading_20_2" text:outline-level="2"><text:bookmark-start text:name="__RefHeading___Toc950_871404170"/>02. Uveďte meno a priezvisko zákazníkov a k nim prislúchajúce číslo domu a ulicu, PSČ a mesto. Provide the name and surname of the customers and their associated house number and street, postal code, and city.<text:bookmark-end text:name="__RefHeading___Toc950_871404170"/></text:h>
      <text:p text:style-name="P2"><text:s text:c="8"/>SELECT customer.first_name AS Meno, customer.last_name AS Priezvisko,</text:p>
      <text:p text:style-name="P2"><text:s text:c="8"/>address.address AS Cislo_domu_a_ulica, address.postal_code AS PSC, city.city AS Mesto</text:p>
      <text:p text:style-name="P2"><text:s text:c="8"/>FROM customer</text:p>
      <text:p text:style-name="P2"><text:s text:c="8"/>INNER JOIN address ON customer.address_id=address.address_id</text:p>
      <text:p text:style-name="P2"><text:s text:c="8"/>INNER JOIN city ON address.city_id=city.city_id;</text:p>
      <text:p text:style-name="P2"><text:s text:c="16"/>SELECT customer.first_name, customer.last_name, address.address, address.postal_code, city.city FROM `customer`</text:p>
      <text:p text:style-name="P2"><text:s text:c="16"/>INNER JOIN address ON (customer.address_id=address.address_id)</text:p>
      <text:p text:style-name="P2"><text:s text:c="16"/>INNER JOIN city ON (address.city_id=city.city_id).</text:p>
      <text:p text:style-name="P2"/>
      <text:h text:style-name="Heading_20_2" text:outline-level="2"><text:bookmark-start text:name="__RefHeading___Toc952_871404170"/>03. Vypíšte názov filmu, meno a priezvisko herca, ktorý v ňom hral. List the name of the movie, the name and surname of the actor who played it.<text:bookmark-end text:name="__RefHeading___Toc952_871404170"/></text:h>
      <text:p text:style-name="P2"><text:s text:c="8"/>SELECT film.title AS Nazov_filmu, actor.first_name AS Krstne_meno, actor.last_name AS Priezvisko FROM film_actor</text:p>
      <text:p text:style-name="P2"><text:s text:c="8"/>INNER JOIN actor ON film_actor.actor_id=actor.actor_id</text:p>
      <text:p text:style-name="P2"><text:s text:c="8"/>INNER JOIN film ON film_actor.film_id=film.film_id;</text:p>
      <text:p text:style-name="P2"><text:s text:c="16"/>SELECT film.title AS Nazov, actor.first_name AS Meno, actor.last_name AS Priezvisko FROM actor</text:p>
      <text:p text:style-name="P2"><text:soft-page-break/><text:s text:c="16"/>INNER JOIN film_actor ON (actor.actor_id = film_actor.actor_id)</text:p>
      <text:p text:style-name="P2"><text:s text:c="16"/>INNER JOIN film ON (film_actor.film_id = film.film_id)</text:p>
      <text:p text:style-name="P2"><text:s text:c="16"/>ORDER BY film.title.</text:p>
      <text:p text:style-name="P2"/>
      <text:h text:style-name="Heading_20_2" text:outline-level="2"><text:bookmark-start text:name="__RefHeading___Toc954_871404170"/>04. Vypíšte štát a počet miest, ktoré sú v db evidované od najväčšieho k najmenšiemu (podľa počtu miest). (tab. city, resp. aj tab. country) List the state and the number of places that are listed in the database from largest to smallest.<text:bookmark-end text:name="__RefHeading___Toc954_871404170"/></text:h>
      <text:p text:style-name="P2"><text:s text:c="8"/>SELECT country.country AS Stat, COUNT(city.city_id) AS Pocet_miest FROM country</text:p>
      <text:p text:style-name="P2"><text:s text:c="8"/>INNER JOIN city ON country.country_id=city.country_id</text:p>
      <text:p text:style-name="P2"><text:s text:c="8"/>GROUP BY country.country</text:p>
      <text:p text:style-name="P2"><text:s text:c="8"/>ORDER BY Pocet_miest ASC;</text:p>
      <text:p text:style-name="P2"><text:s text:c="17"/>SELECT country.country, COUNT(city.city) as pocet FROM country</text:p>
      <text:p text:style-name="P2"><text:s text:c="17"/>INNER JOIN city ON (city.country_id = country.country_id)</text:p>
      <text:p text:style-name="P2"><text:s text:c="17"/>GROUP BY country.country</text:p>
      <text:p text:style-name="P2"><text:s text:c="17"/>ORDER BY pocet DESC.</text:p>
      <text:p text:style-name="P2"/>
      <text:h text:style-name="Heading_20_2" text:outline-level="2"><text:bookmark-start text:name="__RefHeading___Toc956_871404170"/>05. Zistite počet výpožičiek jednotlivých zákazníkov a uveďte aj ich mená (tab.rental). Zoraďte podľa customer_id. <text:s/>Find out the number of individual customer rentals and their names.<text:bookmark-end text:name="__RefHeading___Toc956_871404170"/></text:h>
      <text:p text:style-name="P2"><text:s text:c="8"/>SELECT customer.last_name AS Priezvisko, customer.first_name AS Krstne_meno, COUNT(rental.rental_id) FROM rental</text:p>
      <text:p text:style-name="P2"><text:s text:c="8"/>INNER JOIN customer ON rental.customer_id=customer.customer_id</text:p>
      <text:p text:style-name="P2"><text:s text:c="8"/>GROUP BY customer.customer_id</text:p>
      <text:p text:style-name="P2"><text:s text:c="8"/>ORDER BY customer.customer_id ASC;</text:p>
      <text:p text:style-name="P2"><text:s text:c="16"/>SELECT customer.customer_id, customer.first_name, customer.last_name, COUNT(rental.rental_id) AS pocet FROM customer</text:p>
      <text:p text:style-name="P2"><text:s text:c="16"/>INNER JOIN rental ON (customer.customer_id = rental.customer_id)</text:p>
      <text:p text:style-name="P2"><text:s text:c="16"/>GROUP BY customer.customer_id, customer.first_name, customer.last_name</text:p>
      <text:p text:style-name="P2"><text:s text:c="16"/>ORDER BY customer.customer_id.</text:p>
      <text:p text:style-name="P2"/>
      <text:h text:style-name="Heading_20_2" text:outline-level="2"><text:bookmark-start text:name="__RefHeading___Toc958_871404170"/><text:soft-page-break/>06. Pre každú kategóriu filmov uveďte priemernú dĺžku filmov.<text:bookmark-end text:name="__RefHeading___Toc958_871404170"/></text:h>
      <text:p text:style-name="P2"><text:s text:c="8"/>SELECT category.name AS Nazov_kategorie, AVG(film.length) AS Priemerna_dlzka_filmov FROM category</text:p>
      <text:p text:style-name="P2"><text:s text:c="8"/>INNER JOIN film_category ON category.category_id=film_category.category_id</text:p>
      <text:p text:style-name="P2"><text:s text:c="8"/>INNER JOIN film ON film_category.film_id=film.film_id</text:p>
      <text:p text:style-name="P2"><text:s text:c="8"/>GROUP BY category.name;</text:p>
      <text:p text:style-name="P2"><text:s text:c="16"/>SELECT category.name, AVG(film.length) as priemer FROM film</text:p>
      <text:p text:style-name="P2"><text:s text:c="16"/>INNER JOIN film_category ON (film.film_id = film_category.film_id)</text:p>
      <text:p text:style-name="P2"><text:s text:c="16"/>INNER JOIN category ON (category.category_id = film_category.category_id)</text:p>
      <text:p text:style-name="P2"><text:s text:c="16"/>GROUP BY category.name.</text:p>
      <text:p text:style-name="P2"/>
      <text:h text:style-name="Heading_20_2" text:outline-level="2"><text:bookmark-start text:name="__RefHeading___Toc960_871404170"/>07. Koľko nevrátených výpožičiek majú jednotliví zákazníci?<text:bookmark-end text:name="__RefHeading___Toc960_871404170"/></text:h>
      <text:p text:style-name="P2"><text:s text:c="8"/>SELECT customer.first_name AS Meno, customer.last_name AS Priezvisko, COUNT(*) AS Pocet_nevratenych_vypoziciek FROM rental</text:p>
      <text:p text:style-name="P2"><text:s text:c="8"/>INNER JOIN customer ON rental.customer_id=customer.customer_id</text:p>
      <text:p text:style-name="P2"><text:s text:c="8"/>WHERE rental.return_date IS NULL</text:p>
      <text:p text:style-name="P2"><text:s text:c="8"/>GROUP BY customer.customer_id;</text:p>
      <text:p text:style-name="P2"><text:s text:c="16"/>SELECT customer.customer_id, customer.first_name AS krstne_meno, customer.last_name AS priezvisko, rental.return_date AS datum, COUNT(rental.rental_id) AS pocet FROM rental</text:p>
      <text:p text:style-name="P2"><text:s text:c="16"/>INNER JOIN customer ON (customer.customer_id = rental.customer_id)</text:p>
      <text:p text:style-name="P2"><text:s text:c="16"/>GROUP BY customer.customer_id, customer.first_name, customer.last_name, rental.return_date</text:p>
      <text:p text:style-name="P2"><text:s text:c="16"/>HAVING rental.return_date IS NULL.</text:p>
      <text:p text:style-name="P2"/>
      <text:h text:style-name="Heading_20_2" text:outline-level="2"><text:bookmark-start text:name="__RefHeading___Toc962_871404170"/>08. Vytvorte dotaz, ktorý zobrazí názov krajiny, názov mesta a počet zákazníkov, ktorí majú v tomto meste adresu. Zoraďte ich podľa tohto počtu zákazníkov.<text:bookmark-end text:name="__RefHeading___Toc962_871404170"/></text:h>
      <text:p text:style-name="P2"><text:s text:c="8"/>SELECT country.country AS Krajina, city.city AS Mesto, COUNT(customer.customer_id) AS Pocet_zakaznikov FROM customer</text:p>
      <text:p text:style-name="P2"><text:s text:c="3"/><text:span text:style-name="T3"><text:s text:c="5"/>INNER JOIN address ON customer.address_id=address.address_id</text:span></text:p>
      <text:p text:style-name="P4"><text:s text:c="8"/>INNER JOIN city ON address.city_id=city.city_id</text:p>
      <text:p text:style-name="P4"><text:s text:c="8"/>INNER JOIN country ON city.country_id=country.country_id</text:p>
      <text:p text:style-name="P4"><text:soft-page-break/><text:s text:c="8"/>GROUP BY city.city</text:p>
      <text:p text:style-name="P4"><text:s text:c="8"/>ORDER BY Pocet_zakaznikov ASC;</text:p>
      <text:p text:style-name="P5"><text:s text:c="16"/>SELECT country.country, city.city AS mesto, COUNT(customer.customer_id) AS pocet FROM country</text:p>
      <text:p text:style-name="P2"><text:s text:c="16"/>INNER JOIN city ON (country.country_id = city.country_id)</text:p>
      <text:p text:style-name="P2"><text:s text:c="16"/>INNER JOIN address ON (city.city_id = address.city_id)</text:p>
      <text:p text:style-name="P2"><text:s text:c="16"/>INNER JOIN customer ON (customer.address_id = address.address_id)</text:p>
      <text:p text:style-name="P2"><text:s text:c="16"/>GROUP BY country.country, city.city</text:p>
      <text:p text:style-name="P2"><text:s text:c="16"/>ORDER BY pocet DESC.</text:p>
      <text:p text:style-name="P2"/>
      <text:h text:style-name="Heading_20_2" text:outline-level="2"><text:bookmark-start text:name="__RefHeading___Toc964_871404170"/>09. Do tabuľky staff pridajte nového pracovníka obchodu so store_id = 1 s menom Jožko Mrkvička, s id adresy 10, prezývkou Jozino a heslom, ktoré vznikne hashom jeho prezývky.<text:bookmark-end text:name="__RefHeading___Toc964_871404170"/></text:h>
      <text:p text:style-name="P2"><text:s text:c="8"/>INSERT INTO staff (first_name, last_name, store_id, address_id, username, password)</text:p>
      <text:p text:style-name="P2"><text:s text:c="8"/>values ("Jožko", "Mrkvička", 1, 10, "Jozino", sha1(username) );</text:p>
      <text:p text:style-name="P2"><text:s text:c="16"/>INSERT INTO staff (first_name, last_name, address_id, store_id, username, password)</text:p>
      <text:p text:style-name="P2"><text:s text:c="16"/>VALUES ("Jozko", "Mrkvicka", "10", "1", "Jozino", MD5("Jozino")).</text:p>
      <text:p text:style-name="P2"/>
      <text:h text:style-name="Heading_20_2" text:outline-level="2"><text:bookmark-start text:name="__RefHeading___Toc966_871404170"/>10. Pridajte do tabuľky kategórií novú kategóriu "Thriller".<text:bookmark-end text:name="__RefHeading___Toc966_871404170"/></text:h>
      <text:p text:style-name="P2"><text:s text:c="8"/>INSERT INTO category (name, last_update)</text:p>
      <text:p text:style-name="P2"><text:s text:c="8"/>VALUES ("Thriller", now());</text:p>
      <text:p text:style-name="P2"><text:s text:c="16"/>INSERT INTO category(name)</text:p>
      <text:p text:style-name="P2"><text:s text:c="16"/>VALUES ("Thriller")</text:p>
      <text:p text:style-name="P2"/>
      <text:h text:style-name="Heading_20_2" text:outline-level="2"><text:bookmark-start text:name="__RefHeading___Toc968_871404170"/>11. (Túto úlohu riešte až po vyriešení úlohy s pridávaním novej kategórie) Vypíšte tabuľku, ktorá bude uvádzať názov kategórie a názov filmu. V tabuľke sa musí nachádzať každá kombinácia kategória/film, ale aj kategórie, ku ktorým nie je žiadny film. Výsledok zoraďte podľa filmov podľa abecedy od A.<text:bookmark-end text:name="__RefHeading___Toc968_871404170"/></text:h>
      <text:p text:style-name="P2"><text:s text:c="8"/>-</text:p>
      <text:p text:style-name="P2"><text:soft-page-break/><text:s text:c="16"/>SELECT category.name, film.title FROM `category`</text:p>
      <text:p text:style-name="P2"><text:s text:c="16"/>LEFT JOIN film_category ON category.category_id=film_category.category_id</text:p>
      <text:p text:style-name="P2"><text:s text:c="16"/>LEFT JOIN film ON film_category.film_id=film.film_id</text:p>
      <text:p text:style-name="P2"><text:s text:c="16"/>ORDER BY `film`.`title` ASC;.</text:p>
      <text:h text:style-name="P11" text:outline-level="1"><text:bookmark-start text:name="__RefHeading___Toc970_871404170"/>0<text:span text:style-name="T4">4</text:span>.<text:tab/>Cvicenie<text:bookmark-end text:name="__RefHeading___Toc970_871404170"/></text:h>
      <text:h text:style-name="Heading_20_2" text:outline-level="2"><text:bookmark-start text:name="__RefHeading___Toc972_871404170"/>01. Pre každý mesiac, v ktorom bola vykonaná nejaká výpožička, uveďte, koľko bolo vypožičaných filmov z kategória akčné filmy (overujte slovo "Action", nie id kategórie).<text:bookmark-end text:name="__RefHeading___Toc972_871404170"/></text:h>
      <text:p text:style-name="P2"><text:s text:c="8"/>SELECT <text:tab/>MONTH(rental.rental_date) AS Mesiac,</text:p>
      <text:p text:style-name="P2"><text:tab/><text:tab/>COUNT(rental.rental_id)</text:p>
      <text:p text:style-name="P2"><text:s text:c="8"/>FROM rental</text:p>
      <text:p text:style-name="P2"><text:s text:c="8"/>INNER JOIN inventory ON rental.inventory_id=inventory.inventory_id</text:p>
      <text:p text:style-name="P2"><text:s text:c="8"/>INNER JOIN film_category ON inventory.film_id=film_category.film_id</text:p>
      <text:p text:style-name="P2"><text:s text:c="8"/>INNER JOIN category ON film_category.category_id=category.category_id</text:p>
      <text:p text:style-name="P2"><text:s text:c="8"/>WHERE category.name = "Action"</text:p>
      <text:p text:style-name="P2"><text:s text:c="8"/>GROUP BY Mesiac;</text:p>
      <text:p text:style-name="P2"><text:s text:c="12"/>SELECT MONTH(rental.rental_date) AS mesiac, COUNT(*) AS pocet FROM `film`</text:p>
      <text:p text:style-name="P2"><text:s text:c="12"/>INNER JOIN inventory ON inventory.film_id=film.film_id</text:p>
      <text:p text:style-name="P2"><text:s text:c="12"/>INNER JOIN rental ON rental.inventory_id=inventory.inventory_id</text:p>
      <text:p text:style-name="P2"><text:s text:c="12"/>INNER JOIN film_category ON film_category.film_id=film.film_id</text:p>
      <text:p text:style-name="P2"><text:s text:c="12"/>INNER <text:s/>JOIN category ON film_category.category_id=category.category_id</text:p>
      <text:p text:style-name="P2"><text:s text:c="12"/>WHERE category.name = "Action"</text:p>
      <text:p text:style-name="P2"><text:s text:c="12"/>GROUP BY mesiac;</text:p>
      <text:p text:style-name="P2"/>
      <text:h text:style-name="Heading_20_2" text:outline-level="2"><text:bookmark-start text:name="__RefHeading___Toc974_871404170"/>02. Pre každý jazyk z tabuľky language uveďte priemernú dĺžku filmov v tomto jazyku (výstupná tabuľka by mala obsahovať výpis všetkých jazykov a priemernú dĺžku filmu).<text:bookmark-end text:name="__RefHeading___Toc974_871404170"/></text:h>
      <text:p text:style-name="P2"><text:s text:c="8"/>SELECT <text:tab/>language.name AS Jazyk,</text:p>
      <text:p text:style-name="P2"><text:tab/><text:tab/>AVG(film.length)</text:p>
      <text:p text:style-name="P2"><text:s text:c="8"/>FROM language</text:p>
      <text:p text:style-name="P2"><text:s text:c="8"/>LEFT JOIN film ON language.language_id=film.language_id</text:p>
      <text:p text:style-name="P2"><text:soft-page-break/><text:s text:c="8"/>GROUP BY Jazyk;</text:p>
      <text:p text:style-name="P2"><text:s text:c="13"/>SELECT language.name, AVG(film.length) AS priemerna_dlzka_filmu FROM `film`</text:p>
      <text:p text:style-name="P2"><text:s text:c="13"/>RIGHT JOIN language ON language.language_id=film.language_id</text:p>
      <text:p text:style-name="P2"><text:s text:c="13"/>GROUP BY language.language_id.</text:p>
      <text:p text:style-name="P2"/>
      <text:h text:style-name="Heading_20_2" text:outline-level="2"><text:bookmark-start text:name="__RefHeading___Toc976_871404170"/>03. Vytvorte tabuľku, kde pre každú kombináciu krajina/store_id uvediete počet zákazníkov s unikátnym krstnými menom vrámci tejto kombinácie (tj. Ak sú traja Jozefovia zo Slovenska, ktorí nakúpili cez store id 1, tak sa započítajú iba raz)<text:bookmark-end text:name="__RefHeading___Toc976_871404170"/></text:h>
      <text:p text:style-name="P2"><text:s text:c="4"/>-</text:p>
      <text:p text:style-name="P2"><text:s text:c="8"/>SELECT country.country AS krajina, customer.store_id, COUNT(DISTINCT customer.first_name) AS pocet_zakaznikov FROM `country`</text:p>
      <text:p text:style-name="P2"><text:s text:c="8"/>INNER JOIN city ON city.country_id=country.country_id</text:p>
      <text:p text:style-name="P2"><text:s text:c="8"/>INNER JOIN address ON address.city_id=city.city_id</text:p>
      <text:p text:style-name="P2"><text:s text:c="8"/>INNER JOIN customer ON customer.address_id=address.address_id</text:p>
      <text:p text:style-name="P2"><text:s text:c="8"/>GROUP BY country.country_id, customer.store_id;</text:p>
      <text:p text:style-name="P2"/>
      <text:h text:style-name="Heading_20_2" text:outline-level="2"><text:bookmark-start text:name="__RefHeading___Toc978_871404170"/>04. Vytvorte tabuľku, kde filmy rozdelíte do kategórií podľa dĺžky popisu (description) na "Do 10 znakov", "Do 20 znakov" atď. po desiatkach. Pre každú skupinu vypočítajte priemernú replacement_cost. Počítajte iba filmy z kategórií začínajúcich na S a F a vo výstupe nechajte len skupiny s priemernou cenou viac ako 20.<text:bookmark-end text:name="__RefHeading___Toc978_871404170"/></text:h>
      <text:p text:style-name="P2"><text:s text:c="4"/>-</text:p>
      <text:p text:style-name="P2"><text:s text:c="9"/>SELECT CONCAT("Do ", ROUND(LENGTH(film_text.description)+4, -1), " znakov") AS Dlzka_popisu, AVG(replacement_cost) AS priemerna_cena FROM `film`</text:p>
      <text:p text:style-name="P2"><text:s text:c="9"/>INNER JOIN film_category ON film.film_id=film_category.film_id</text:p>
      <text:p text:style-name="P2"><text:s text:c="9"/>INNER JOIN category ON category.category_id=film_category.category_id</text:p>
      <text:p text:style-name="P2"><text:s text:c="9"/>INNER JOIN film_text ON film.film_id=film_text.film_id</text:p>
      <text:p text:style-name="P2"><text:s text:c="9"/>WHERE category.name LIKE "F%" OR category.name LIKE "S%"</text:p>
      <text:p text:style-name="P2"><text:s text:c="9"/>GROUP BY Dlzka_popisu HAVING priemerna_cena&gt;20;.</text:p>
      <text:p text:style-name="P2"/>
      <text:h text:style-name="Heading_20_2" text:outline-level="2"><text:bookmark-start text:name="__RefHeading___Toc980_871404170"/><text:soft-page-break/>05. Pre každého vývojára (názov z tab. Apps) uveďte, koľko sa v tabuľke reviews nachádza recenzií na appky od neho a koľko je takých, na ktoré odpovedal (developer_reply). Zoznam zoraďte podľa abecedy.<text:bookmark-end text:name="__RefHeading___Toc980_871404170"/></text:h>
      <text:p text:style-name="P2"><text:s text:c="8"/>SELECT <text:tab/>apps.developer AS Vyvojar,</text:p>
      <text:p text:style-name="P2"><text:tab/><text:tab/>COUNT(reviews.app_id) AS OD_vyvojara,</text:p>
      <text:p text:style-name="P2"><text:s text:c="8"/>COUNT(reviews.developer_reply) AS odpovede_vyvojara FROM apps</text:p>
      <text:p text:style-name="P2"><text:s text:c="8"/>INNER JOIN reviews ON apps.id = reviews.app_id</text:p>
      <text:p text:style-name="P2"><text:s text:c="8"/>GROUP BY apps.developer ORDER BY apps.developer asc;</text:p>
      <text:p text:style-name="P2"/>
      <text:p text:style-name="P2"><text:s text:c="12"/>SELECT apps.developer,</text:p>
      <text:p text:style-name="P2"><text:s text:c="12"/>COUNT(*),</text:p>
      <text:p text:style-name="P2"><text:s text:c="12"/>COUNT(reviews.developer_reply) FROM apps</text:p>
      <text:p text:style-name="P2"><text:s text:c="12"/>INNER JOIN reviews ON(reviews.app_id=apps.id)</text:p>
      <text:p text:style-name="P2"><text:s text:c="12"/>GROUP BY apps.developer ORDER BY `apps`.`developer` ASC</text:p>
      <text:p text:style-name="P2"/>
      <text:h text:style-name="Heading_20_2" text:outline-level="2"><text:bookmark-start text:name="__RefHeading___Toc982_871404170"/>06. Ku každej kategórii (categories) uveďte, koľko appiek je k nej priradených (z apps).<text:bookmark-end text:name="__RefHeading___Toc982_871404170"/></text:h>
      <text:p text:style-name="P2"><text:s text:c="8"/>SELECT categories.title AS Nazov, COUNT(apps.id) AS Pocet</text:p>
      <text:p text:style-name="P2"><text:s text:c="8"/>FROM apps_categories</text:p>
      <text:p text:style-name="P2"><text:s text:c="8"/>JOIN apps ON apps_categories.app_id=apps.id</text:p>
      <text:p text:style-name="P2"><text:s text:c="8"/>JOIN categories ON apps_categories.category_id=categories.id</text:p>
      <text:p text:style-name="P2"><text:s text:c="8"/>GROUP BY categories.title;</text:p>
      <text:p text:style-name="P2"><text:s text:c="12"/>SELECT categories.title, COUNT(*) FROM `apps`</text:p>
      <text:p text:style-name="P2"><text:s text:c="12"/>INNER JOIN apps_categories ON(apps.id=apps_categories.app_id)</text:p>
      <text:p text:style-name="P2"><text:s text:c="12"/>INNER JOIN categories ON(apps_categories.category_id=categories.id)</text:p>
      <text:p text:style-name="P2"><text:s text:c="12"/>GROUP BY categories.title.</text:p>
      <text:p text:style-name="P2"/>
      <text:h text:style-name="Heading_20_2" text:outline-level="2"><text:bookmark-start text:name="__RefHeading___Toc984_871404170"/>07. Vložte do databázy novú tabuľku s názvom audiobook s atribútmi audiobook_id, nazov (max. 40 znakov), popis (max. 255 znakov) a rok_vydania ako dátový typ dátum.<text:bookmark-end text:name="__RefHeading___Toc984_871404170"/></text:h>
      <text:p text:style-name="P2"><text:s text:c="8"/>CREATE TABLE audiobook(</text:p>
      <text:p text:style-name="P2"><text:soft-page-break/><text:s text:c="12"/>audiobook_id <text:tab/>INT PRIMARY KEY,</text:p>
      <text:p text:style-name="P2"><text:s text:c="12"/>nazov<text:tab/><text:tab/><text:tab/>VARCHAR(255) NOT NULL,</text:p>
      <text:p text:style-name="P2"><text:s text:c="12"/>rok_vydania<text:tab/><text:tab/>DATE</text:p>
      <text:p text:style-name="P2"><text:s text:c="12"/>);</text:p>
      <text:p text:style-name="P2"><text:s text:c="16"/>CREATE TABLE audiobook (</text:p>
      <text:p text:style-name="P2"><text:s text:c="16"/>audiobook_id int,</text:p>
      <text:p text:style-name="P2"><text:s text:c="16"/>nazov varchar(40),</text:p>
      <text:p text:style-name="P2"><text:s text:c="16"/>popis varchar(255),</text:p>
      <text:p text:style-name="P2"><text:s text:c="16"/>rok_vydania date)</text:p>
      <text:p text:style-name="P2"/>
      <text:h text:style-name="Heading_20_2" text:outline-level="2"><text:bookmark-start text:name="__RefHeading___Toc986_871404170"/>08. (company) Zobrazte tabuľku, kde budú dva stĺpce priezvisko a krstne_meno, kde budú vypísaní všetky zákazníci aj zamestnanci.<text:bookmark-end text:name="__RefHeading___Toc986_871404170"/></text:h>
      <text:p text:style-name="P2"/>
      <text:p text:style-name="P2"><text:s text:c="8"/>SELECT last_name AS Priezvisko, first_name AS Meno, "Customer" AS Pozicia FROM customer</text:p>
      <text:p text:style-name="P2"><text:s text:c="8"/>UNION</text:p>
      <text:p text:style-name="P2"><text:s text:c="8"/>SELECT last_name AS Priezvisko, first_name AS Meno, "Staff" FROM staff;</text:p>
      <text:p text:style-name="P2"><text:s text:c="12"/>SELECT contactLastName AS priezvisko, contactFirstName AS krstne_meno FROM customers</text:p>
      <text:p text:style-name="P2"><text:s text:c="12"/>UNION ALL</text:p>
      <text:p text:style-name="P2"><text:s text:c="12"/>SELECT lastName, firstName FROM employees;</text:p>
      <text:p text:style-name="P2"/>
      <text:h text:style-name="Heading_20_2" text:outline-level="2"><text:bookmark-start text:name="__RefHeading___Toc988_871404170"/>09. sakila) Do tabuľky country vložte krajinu Transilvania.<text:bookmark-end text:name="__RefHeading___Toc988_871404170"/></text:h>
      <text:p text:style-name="P2"><text:s text:c="12"/>INSERT INTO country (country, last_update)</text:p>
      <text:p text:style-name="P2"><text:s text:c="12"/>VALUES ("Transilvania", now());</text:p>
      <text:p text:style-name="P2"><text:s text:c="16"/>INSERT INTO country (country)</text:p>
      <text:p text:style-name="P2"><text:s text:c="16"/>VALUES ("Transilvania")</text:p>
      <text:p text:style-name="P2"/>
      <text:h text:style-name="Heading_20_2" text:outline-level="2"><text:bookmark-start text:name="__RefHeading___Toc990_871404170"/>10. (sakila) Vymažte z tabuľky country krajinu Transilvania.<text:bookmark-end text:name="__RefHeading___Toc990_871404170"/></text:h>
      <text:p text:style-name="P2"><text:s text:c="12"/>DELETE FROM country</text:p>
      <text:p text:style-name="P2"><text:soft-page-break/><text:s text:c="12"/>WHERE country_id=110;</text:p>
      <text:p text:style-name="P2"><text:s text:c="16"/>DELETE FROM country</text:p>
      <text:p text:style-name="P2"><text:s text:c="16"/>WHERE country="Transilvania"</text:p>
      <text:p text:style-name="P2"/>
      <text:h text:style-name="Heading_20_2" text:outline-level="2"><text:bookmark-start text:name="__RefHeading___Toc992_871404170"/>11. (sakila) Vypíšte filmy, ktorých dĺžka je väčšia ako priemerná dĺžka filmov.<text:bookmark-end text:name="__RefHeading___Toc992_871404170"/></text:h>
      <text:p text:style-name="P2"/>
      <text:p text:style-name="P2"><text:s text:c="8"/>SELECT title FROM film</text:p>
      <text:p text:style-name="P2"><text:s text:c="8"/>WHERE length &gt; (SELECT AVG(length) FROM film);</text:p>
      <text:p text:style-name="P2"><text:s text:c="12"/>SELECT * FROM `film`</text:p>
      <text:p text:style-name="P2"><text:s text:c="12"/>WHERE length &gt; (SELECT AVG(length) FROM film)</text:p>
      <text:p text:style-name="P2"/>
      <text:h text:style-name="Heading_20_2" text:outline-level="2"><text:bookmark-start text:name="__RefHeading___Toc994_871404170"/>12. (sakila) Vypíšte maximum z priemerov (samostatných) platieb pre každého zákazníka (výsledok bude iba jedna hodnota, v prípade rovnosti ich môže byť viac)<text:bookmark-end text:name="__RefHeading___Toc994_871404170"/></text:h>
      <text:p text:style-name="P2"><text:s text:c="8"/>SELECT * FROM payment;</text:p>
      <text:p text:style-name="P2"><text:s text:c="8"/>SELECT MAX(Priemer) FROM (</text:p>
      <text:p text:style-name="P2"><text:s text:c="8"/>SELECT customer_id, AVG(amount) AS Priemer FROM payment</text:p>
      <text:p text:style-name="P2"><text:s text:c="8"/>GROUP BY customer_id) tmp;</text:p>
      <text:p text:style-name="P2"><text:s text:c="12"/>SELECT MAX(priemer) FROM</text:p>
      <text:p text:style-name="P2"><text:s text:c="12"/>(SELECT customer_id, AVG(amount) AS priemer FROM `payment`</text:p>
      <text:p text:style-name="P2"><text:s text:c="12"/>GROUP BY customer_id) temp</text:p>
      <text:p text:style-name="P2"/>
      <text:h text:style-name="Heading_20_2" text:outline-level="2"><text:bookmark-start text:name="__RefHeading___Toc996_871404170"/>13. (sakila) Vypíšte mená zákazníkov (v jednom stĺpci spolu meno aj priezvisko), ktorí uhradili najvyššiu sumu.<text:bookmark-end text:name="__RefHeading___Toc996_871404170"/></text:h>
      <text:p text:style-name="P2"><text:s text:c="8"/>SELECT CONCAT(cu.first_name," ",cu.last_name) AS Meno_Priezvisko</text:p>
      <text:p text:style-name="P2"><text:s text:c="8"/>FROM customer cu</text:p>
      <text:p text:style-name="P2"><text:s text:c="8"/>INNER JOIN payment pay on cu.customer_id=pay.customer_id</text:p>
      <text:p text:style-name="P2"><text:s text:c="8"/>WHERE amount=(SELECT MAX(amount) FROM payment);</text:p>
      <text:p text:style-name="P2"><text:s text:c="12"/>SELECT Concat(last_name, ' ', first_name) AS Meno, amount AS suma</text:p>
      <text:p text:style-name="P2"><text:s text:c="12"/>FROM customer</text:p>
      <text:p text:style-name="P2"><text:soft-page-break/><text:s text:c="12"/>INNER JOIN payment ON customer.customer_id = payment.customer_id</text:p>
      <text:p text:style-name="P2"><text:s text:c="12"/>WHERE amount = (SELECT MAX(amount) FROM payment);.</text:p>
      <text:h text:style-name="P12" text:outline-level="1"><text:bookmark-start text:name="__RefHeading___Toc998_871404170"/>0<text:span text:style-name="T5">5</text:span>.<text:tab/>Cvicenie<text:bookmark-end text:name="__RefHeading___Toc998_871404170"/></text:h>
      <text:h text:style-name="Heading_20_2" text:outline-level="2"><text:bookmark-start text:name="__RefHeading___Toc1000_871404170"/><text:s/>01. Z tabuľky rental zistite, koľko výpožičiek bolo urobených v jednotlivé dni v týždni. Vo výstupe vypíšte iba ten deň a počet, v ktorom bolo najviac výpožičiek (ak ich je viac s rovnakým max. počtom, vypíšte ich viac). Riešte bez použitia LIMIT.<text:bookmark-end text:name="__RefHeading___Toc1000_871404170"/></text:h>
      <text:p text:style-name="P2"><text:s text:c="8"/>SELECT * FROM (SELECT DAYNAME(rental_date) as Den, COUNT(rental_id) AS Pocet FROM rental GROUP BY Den)aaa<text:tab/>#TU je potrebne dat premennu</text:p>
      <text:p text:style-name="P2"><text:s text:c="8"/>WHERE pocet = (SELECT MAX(Pocet) FROM (SELECT DAYNAME(rental_date) as Den, COUNT(rental_id) AS Pocet FROM rental GROUP BY Den)tmp) #aj tu premennu</text:p>
      <text:p text:style-name="P2"><text:s text:c="12"/>SELECT den, pocet FROM (SELECT DAYNAME(rental_date) AS den, COUNT(rental_id) AS pocet FROM rental GROUP BY den) temp WHERE pocet = (SELECT MAX(pocet) FROM (SELECT DAYNAME(rental_date) AS den, COUNT(rental_id) AS pocet FROM rental GROUP BY den) temp)</text:p>
      <text:p text:style-name="P2"/>
      <text:h text:style-name="Heading_20_2" text:outline-level="2"><text:bookmark-start text:name="__RefHeading___Toc1002_871404170"/>02. (sakila) Pre každého zákazníka zistite jeho maximálnu platbu a vypočítajte spoločný priemer týchto maxím. Vypíšte zoznam s id, menom a priezviskom všetkých zákazníkov, ktorí vykonali aspoň jednu platbu vyššiu ako tento priemer.<text:bookmark-end text:name="__RefHeading___Toc1002_871404170"/></text:h>
      <text:p text:style-name="P2"><text:s text:c="8"/>-</text:p>
      <text:p text:style-name="P6"><text:s text:c="12"/>SELECT DISTINCT customer.customer_id, customer.first_name, customer.last_name FROM `payment`</text:p>
      <text:p text:style-name="P6"><text:s/>INNER JOIN customer ON customer.customer_id=payment.customer_id WHERE amount &gt; (SELECT AVG(max) FROM (SELECT customer_id, MAX(amount) AS max FROM `payment` GROUP BY customer_id) temp).</text:p>
      <text:p text:style-name="P2"/>
      <text:h text:style-name="Heading_20_2" text:outline-level="2"><text:bookmark-start text:name="__RefHeading___Toc1004_871404170"/>03. (sakila) Vypíšte informácie o všetkých výpožičkách, ktoré boli realizované skôr ako najskoršia výpožička zákazníka 110.<text:bookmark-end text:name="__RefHeading___Toc1004_871404170"/></text:h>
      <text:p text:style-name="P2"><text:s text:c="8"/>SELECT * FROM rental WHERE rental_date&lt;(SELECT MIN(rental_date) FROM rental WHERE customer_id = 110)</text:p>
      <text:p text:style-name="P2"><text:s text:c="12"/>SELECT * FROM `rental` WHERE rental_date &lt; (SELECT MIN(rental_date) FROM `rental` WHERE customer_id = 110)</text:p>
      <text:p text:style-name="P2"/>
      <text:p text:style-name="P2"><text:soft-page-break/></text:p>
      <text:h text:style-name="Heading_20_2" text:outline-level="2"><text:bookmark-start text:name="__RefHeading___Toc1006_871404170"/>04. (sakila) Vypíšte informácie o výpožičkách, ktoré boli realizované skôr ako niektorá (aspoň jedna) výpožička zákazníka 110.<text:bookmark-end text:name="__RefHeading___Toc1006_871404170"/></text:h>
      <text:p text:style-name="P2"><text:s text:c="8"/>SELECT * FROM rental WHERE rental_date &lt; ANY (SELECT rental_date FROM rental WHERE customer_id = 110);</text:p>
      <text:p text:style-name="P2"><text:s text:c="12"/>SELECT * FROM `rental` WHERE rental_date &lt; ANY (SELECT rental_date FROM `rental` WHERE customer_id = 110)</text:p>
      <text:p text:style-name="P2"/>
      <text:h text:style-name="Heading_20_2" text:outline-level="2"><text:bookmark-start text:name="__RefHeading___Toc1008_871404170"/>05. (sakila) Vypíšte informácie o výpožičkách, ktoré boli realizované skôr ako ktorákoľvek (každá) výpožička zákazníka 110.<text:bookmark-end text:name="__RefHeading___Toc1008_871404170"/></text:h>
      <text:p text:style-name="P2"><text:s text:c="8"/>SELECT * FROM rental WHERE rental_date&lt; ALL (SELECT rental_date FROM rental WHERE customer_id = 110)</text:p>
      <text:p text:style-name="P2"><text:s text:c="12"/>SELECT * FROM `rental` WHERE rental_date &lt; ALL (SELECT rental_date FROM `rental` WHERE customer_id = 110)</text:p>
      <text:p text:style-name="P2"/>
      <text:h text:style-name="Heading_20_2" text:outline-level="2"><text:bookmark-start text:name="__RefHeading___Toc1010_871404170"/>06. (sakila) Bez použitia JOIN vypíšte mená a priezviská všetkých takých zákazníkov, ktorí vykonali aspoň jednu platbu so sumou vyššou ako 9€.<text:bookmark-end text:name="__RefHeading___Toc1010_871404170"/></text:h>
      <text:p text:style-name="P2"><text:s text:c="8"/>SELECT contactFirstName AS Meno, contactLastName AS Priezvisko FROM customers</text:p>
      <text:p text:style-name="P2"><text:s text:c="8"/>WHERE customerNumber IN (SELECT customerNumber AS ID FROM payments</text:p>
      <text:p text:style-name="P2"><text:s text:c="8"/>WHERE amount&gt;9);</text:p>
      <text:p text:style-name="P2"><text:s text:c="12"/>SELECT first_name, last_name FROM customer WHERE customer_id = ANY (SELECT DISTINCT customer_id FROM payment WHERE amount &gt; 9)</text:p>
      <text:p text:style-name="P2"/>
      <text:h text:style-name="Heading_20_2" text:outline-level="2"><text:bookmark-start text:name="__RefHeading___Toc1012_871404170"/>07. (company) Vypočítajte deň v týždni, v ktorom bolo vytvorených najviac objednávok. Vytvorte zoznam zákazníkov, ktorí v tento deň realizovali objednávku. Zoraďte ich od najnižžšieho pod id zákazníka.<text:bookmark-end text:name="__RefHeading___Toc1012_871404170"/></text:h>
      <text:p text:style-name="P2"><text:s text:c="8"/>SELECT * FROM customers</text:p>
      <text:p text:style-name="P2"><text:s text:c="8"/>JOIN orders ON customers.customerNumber=orders.customerNumber</text:p>
      <text:p text:style-name="P2"><text:s text:c="8"/>WHERE DAYOFWEEK(orderDate) = (SELECT DAYOFWEEK(orderDate) AS Mnozstvo</text:p>
      <text:p text:style-name="P2"><text:soft-page-break/><text:s text:c="8"/>FROM orders</text:p>
      <text:p text:style-name="P2"><text:s text:c="8"/>GROUP BY DAYOFWEEK(orderDate)</text:p>
      <text:p text:style-name="P2"><text:s text:c="8"/>ORDER BY COUNT(orderNumber) DESC</text:p>
      <text:p text:style-name="P2"><text:s text:c="8"/>LIMIT 1)</text:p>
      <text:p text:style-name="P2"><text:s text:c="8"/>ORDER BY customers.customerNumber ASC</text:p>
      <text:p text:style-name="P2"><text:s text:c="8"/>;</text:p>
      <text:p text:style-name="P2"><text:s text:c="12"/>SELECT DISTINCT customernumber FROM orders</text:p>
      <text:p text:style-name="P2"><text:s text:c="12"/>WHERE Dayname(orderdate) = (SELECT DISTINCT Dayname(orderdate)</text:p>
      <text:p text:style-name="P2"><text:s text:c="12"/>FROM orders INNER JOIN (SELECT Dayname(orderdate) AS dn, Count(ordernumber) AS pocet FROM orders GROUP BY Dayname(orderdate) ORDER BY pocet DESC LIMIT 1) t ON Dayname(orders.orderdate) = t.dn) &lt;span style="font-size: 0.9375rem;"&gt;&lt;span style="font-size: 0.9375rem;"&gt;ORDER BY customerNumber.</text:p>
      <text:p text:style-name="P2"/>
      <text:h text:style-name="Heading_20_2" text:outline-level="2"><text:bookmark-start text:name="__RefHeading___Toc1014_871404170"/>08. (company) Vypíšte info o zákazníkovi, ktorý zrealizoval najväčšiu (najdrahšiu) objednávku.<text:bookmark-end text:name="__RefHeading___Toc1014_871404170"/></text:h>
      <text:p text:style-name="P2"><text:s text:c="12"/>SELECT * FROM customers</text:p>
      <text:p text:style-name="P2"><text:s text:c="12"/>WHERE customerNumber=(</text:p>
      <text:p text:style-name="P2"><text:s text:c="12"/>SELECT customerNumber FROM payments</text:p>
      <text:p text:style-name="P2"><text:s text:c="12"/>WHERE amount = (</text:p>
      <text:p text:style-name="P2"><text:s text:c="12"/>SELECT MAX(amount) FROM payments))</text:p>
      <text:p text:style-name="P2"><text:s text:c="12"/>;</text:p>
      <text:p text:style-name="P2"><text:s text:c="16"/>SELECT * FROM customers INNER JOIN (SELECT customernumber, Sum(od.priceeach * od.quantityordered) AS maxi FROM orders o INNER JOIN orderdetails od ON o.ordernumber = od.ordernumber GROUP BY customernumber ORDER BY maxi DESC LIMIT 1) medzivypocet ON medzivypocet.customernumber = customers.customernumber.</text:p>
      <text:p text:style-name="P2"/>
      <text:h text:style-name="Heading_20_2" text:outline-level="2"><text:bookmark-start text:name="__RefHeading___Toc1016_871404170"/>09. (company) Vypíšte všetky krajiny, z ktorých zákazníci majú väčší priemerný limit na kredit (creditlimit) ako zákazníci z USA alebo Japonska<text:bookmark-end text:name="__RefHeading___Toc1016_871404170"/></text:h>
      <text:p text:style-name="P2"><text:s text:c="8"/>SELECT country FROM customers</text:p>
      <text:p text:style-name="P2"><text:s text:c="8"/>WHERE <text:tab/>creditLimit&gt;(SELECT AVG(creditLimit) FROM customers</text:p>
      <text:p text:style-name="P2"><text:s text:c="8"/>WHERE country = "USA") OR</text:p>
      <text:p text:style-name="P2"><text:s text:c="16"/>creditLimit&gt;(SELECT AVG(creditLimit) FROM customers</text:p>
      <text:p text:style-name="P2"><text:soft-page-break/><text:s text:c="8"/>WHERE country = "Japan")</text:p>
      <text:p text:style-name="P2"><text:s text:c="8"/>GROUP BY country;</text:p>
      <text:p text:style-name="P2"><text:s text:c="12"/>SELECT country, Avg(creditlimit) AS priemer FROM customers GROUP BY country HAVING priemer &gt; (SELECT Avg(creditlimit) priemer_japan FROM customers WHERE country = 'Japan') OR priemer &gt; (SELECT Avg(creditlimit) priemer_japan FROM customers WHERE country = 'USA')</text:p>
      <text:p text:style-name="P2"/>
      <text:h text:style-name="Heading_20_2" text:outline-level="2"><text:bookmark-start text:name="__RefHeading___Toc1018_871404170"/>10. (company) Vypíšte meno a priezvisko spolupracovníkov zamestnanca s employeenumber = 1337, ktorí majú rovnakého vedúceho a pracujú na rovnakej pobočke (officecode) ako on.<text:bookmark-end text:name="__RefHeading___Toc1018_871404170"/></text:h>
      <text:p text:style-name="P2"><text:s text:c="8"/>SELECT <text:s/>firstName AS Meno, lastName AS Priezvisko FROM employees</text:p>
      <text:p text:style-name="P2"><text:s text:c="8"/>WHERE<text:tab/> <text:s/>officeCode = (SELECT officeCode FROM employees</text:p>
      <text:p text:style-name="P2"><text:s text:c="8"/>WHERE employeeNumber = 1337)<text:tab/>AND</text:p>
      <text:p text:style-name="P2"><text:s text:c="25"/>reportsTo = (SELECT reportsTo FROM employees</text:p>
      <text:p text:style-name="P2"><text:s text:c="8"/>WHERE employeeNumber = 1337);</text:p>
      <text:p text:style-name="P2"><text:s text:c="12"/>SELECT lastname, firstname FROM employees WHERE ( reportsto, officecode ) = (SELECT reportsto, officecode FROM employees WHERE employeenumber = 1337) AND employeenumber != 1337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9T01:01:30.297241313</meta:creation-date>
    <dc:date>2023-03-29T11:33:26.761592333</dc:date>
    <meta:editing-duration>PT9H51M12S</meta:editing-duration>
    <meta:editing-cycles>16</meta:editing-cycles>
    <meta:generator>LibreOffice/7.5.1.2$Linux_X86_64 LibreOffice_project/fcbaee479e84c6cd81291587d2ee68cba099e129</meta:generator>
    <meta:document-statistic meta:table-count="0" meta:image-count="0" meta:object-count="0" meta:page-count="19" meta:paragraph-count="393" meta:word-count="4134" meta:character-count="32994" meta:non-whitespace-character-count="26360"/>
  </office:meta>
</office:document-meta>
</file>